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office:font-face-decls>
  <office:automatic-styles>
    <style:style style:name="P1" style:family="paragraph" style:parent-style-name="Standard">
      <style:text-properties style:font-name="FreeSerif" fo:font-size="12pt" fo:font-weight="bold" style:font-size-asian="12pt" style:font-weight-asian="bold" style:font-size-complex="12pt" style:font-weight-complex="bold"/>
    </style:style>
    <style:style style:name="P2" style:family="paragraph" style:parent-style-name="Standard">
      <style:paragraph-properties fo:break-before="page"/>
      <style:text-properties style:font-name="FreeSerif" fo:font-size="12pt" fo:font-weight="bold" style:font-size-asian="12pt" style:font-weight-asian="bold" style:font-size-complex="12pt" style:font-weight-complex="bold"/>
    </style:style>
    <style:style style:name="P3" style:family="paragraph" style:parent-style-name="Standard">
      <style:text-properties style:font-name="FreeSerif" fo:font-size="12pt" fo:font-weight="normal" style:font-size-asian="12pt" style:font-weight-asian="normal" style:font-size-complex="12pt" style:font-weight-complex="normal"/>
    </style:style>
    <style:style style:name="P4" style:family="paragraph" style:parent-style-name="Standard" style:master-page-name="">
      <loext:graphic-properties draw:fill="none"/>
      <style:paragraph-properties fo:margin-left="0.25in" fo:margin-right="0in" fo:text-indent="0in" style:auto-text-indent="false" style:page-number="auto" fo:background-color="transparent"/>
      <style:text-properties style:font-name="FreeSerif" fo:font-size="12pt" fo:font-weight="normal" style:font-size-asian="12pt" style:font-weight-asian="normal" style:font-size-complex="12pt" style:font-weight-complex="normal"/>
    </style:style>
    <style:style style:name="P5" style:family="paragraph" style:parent-style-name="Standard" style:master-page-name="">
      <loext:graphic-properties draw:fill="none"/>
      <style:paragraph-properties fo:margin-left="0.3752in" fo:margin-right="0in" fo:text-indent="0in" style:auto-text-indent="false" style:page-number="auto" fo:background-color="transparent"/>
      <style:text-properties style:font-name="FreeSerif" fo:font-size="12pt" fo:font-weight="normal" style:font-size-asian="12pt" style:font-weight-asian="normal" style:font-size-complex="12pt" style:font-weight-complex="normal"/>
    </style:style>
    <style:style style:name="P6" style:family="paragraph" style:parent-style-name="Standard" style:master-page-name="">
      <loext:graphic-properties draw:fill="none"/>
      <style:paragraph-properties fo:margin-left="0.25in" fo:margin-right="0in" fo:text-indent="0.1252in" style:auto-text-indent="false" style:page-number="auto" fo:background-color="transparent"/>
      <style:text-properties style:font-name="FreeSerif" fo:font-size="12pt" fo:font-weight="normal" style:font-size-asian="12pt" style:font-weight-asian="normal" style:font-size-complex="12pt" style:font-weight-complex="normal"/>
    </style:style>
    <style:style style:name="P7" style:family="paragraph" style:parent-style-name="Standard" style:master-page-name="">
      <loext:graphic-properties draw:fill="none"/>
      <style:paragraph-properties fo:margin-left="0.5in" fo:margin-right="0in" fo:text-indent="0in" style:auto-text-indent="false" style:page-number="auto" fo:background-color="transparent"/>
      <style:text-properties style:font-name="FreeSerif" fo:font-size="12pt" fo:font-weight="normal" style:font-size-asian="12pt" style:font-weight-asian="normal" style:font-size-complex="12pt" style:font-weight-complex="normal"/>
    </style:style>
    <style:style style:name="P8" style:family="paragraph" style:parent-style-name="Preformatted_20_Text">
      <style:text-properties style:font-name="FreeSerif" fo:font-size="12pt" fo:font-weight="normal" style:font-size-asian="12pt" style:font-weight-asian="normal" style:font-size-complex="12pt" style:font-weight-complex="normal"/>
    </style:style>
    <style:style style:name="P9" style:family="paragraph" style:parent-style-name="Standard">
      <style:paragraph-properties fo:break-before="page"/>
      <style:text-properties style:font-name="FreeSerif" fo:font-size="12pt" fo:font-weight="normal" style:font-size-asian="12pt" style:font-weight-asian="normal" style:font-size-complex="12pt" style:font-weight-complex="normal"/>
    </style:style>
    <style:style style:name="P10" style:family="paragraph" style:parent-style-name="Standard">
      <style:text-properties style:font-name="FreeSerif"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text-properties style:font-name="FreeSerif"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text-properties style:font-name="FreeMono"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text-properties style:font-name="FreeMono" fo:font-size="7pt" fo:font-weight="bold" style:font-size-asian="7pt" style:font-weight-asian="bold" style:font-size-complex="7pt" style:font-weight-complex="bold"/>
    </style:style>
    <style:style style:name="P14" style:family="paragraph" style:parent-style-name="Preformatted_20_Text">
      <style:paragraph-properties fo:margin-top="0in" fo:margin-bottom="0in" style:contextual-spacing="false" fo:text-align="start" style:justify-single-word="false" fo:orphans="2" fo:widows="2" fo:padding="0in" fo:border="none"/>
    </style:style>
    <style:style style:name="P15" style:family="paragraph" style:parent-style-name="Standard" style:list-style-name="List_20_1">
      <loext:graphic-properties draw:fill="none"/>
      <style:paragraph-properties fo:background-color="transparent"/>
    </style:style>
    <style:style style:name="P16" style:family="paragraph" style:parent-style-name="Standard" style:list-style-name="List_20_1">
      <loext:graphic-properties draw:fill="none"/>
      <style:paragraph-properties fo:margin-left="0.5in" fo:margin-right="0in" fo:text-indent="-0.1252in" style:auto-text-indent="false" fo:background-color="transparent"/>
    </style:style>
    <style:style style:name="P17" style:family="paragraph" style:parent-style-name="Standard" style:list-style-name="List_20_1">
      <loext:graphic-properties draw:fill="none"/>
      <style:paragraph-properties fo:margin-left="0.75in" fo:margin-right="0in" fo:text-indent="-0.1252in" style:auto-text-indent="false" fo:background-color="transparent"/>
    </style:style>
    <style:style style:name="P18" style:family="paragraph" style:parent-style-name="Standard" style:list-style-name="List_20_1">
      <loext:graphic-properties draw:fill="none"/>
      <style:paragraph-properties fo:margin-left="0.25in" fo:margin-right="0in" fo:text-indent="-0.1252in" style:auto-text-indent="false" fo:background-color="transparent"/>
    </style:style>
    <style:style style:name="P19" style:family="paragraph" style:parent-style-name="Standard" style:list-style-name="List_20_1" style:master-page-name="">
      <loext:graphic-properties draw:fill="none"/>
      <style:paragraph-properties fo:margin-left="0.25in" fo:margin-right="0in" fo:text-indent="-0.1252in" style:auto-text-indent="false" style:page-number="auto" fo:background-color="transparent"/>
      <style:text-properties style:font-name="FreeSerif" fo:font-size="12pt" fo:font-weight="normal" style:font-size-asian="12pt" style:font-weight-asian="normal" style:font-size-complex="12pt" style:font-weight-complex="normal"/>
    </style:style>
    <style:style style:name="P20" style:family="paragraph" style:parent-style-name="Standard" style:list-style-name="List_20_1">
      <loext:graphic-properties draw:fill="none"/>
      <style:paragraph-properties fo:margin-left="0.25in" fo:margin-right="0in" fo:text-indent="-0.1252in" style:auto-text-indent="false" fo:background-color="transparent"/>
      <style:text-properties style:font-name="FreeSerif" fo:font-size="12pt" fo:font-weight="normal" style:font-size-asian="12pt" style:font-weight-asian="normal" style:font-size-complex="12pt" style:font-weight-complex="normal"/>
    </style:style>
    <style:style style:name="P21" style:family="paragraph" style:parent-style-name="Standard" style:list-style-name="List_20_1">
      <loext:graphic-properties draw:fill="none"/>
      <style:paragraph-properties fo:margin-left="0.5in" fo:margin-right="0in" fo:text-indent="-0.1252in" style:auto-text-indent="false" fo:background-color="transparent"/>
      <style:text-properties style:font-name="FreeSerif" fo:font-size="12pt" fo:font-weight="normal" style:font-size-asian="12pt" style:font-weight-asian="normal" style:font-size-complex="12pt" style:font-weight-complex="normal"/>
    </style:style>
    <style:style style:name="P22" style:family="paragraph" style:parent-style-name="Standard" style:list-style-name="List_20_1">
      <loext:graphic-properties draw:fill="none"/>
      <style:paragraph-properties fo:margin-left="0.75in" fo:margin-right="0in" fo:text-indent="-0.1252in" style:auto-text-indent="false" fo:background-color="transparent"/>
      <style:text-properties style:font-name="FreeSerif" fo:font-size="12pt" fo:font-weight="normal" style:font-size-asian="12pt" style:font-weight-asian="normal" style:font-size-complex="12pt" style:font-weight-complex="normal"/>
    </style:style>
    <style:style style:name="P23" style:family="paragraph" style:parent-style-name="Standard" style:list-style-name="List_20_1" style:master-page-name="">
      <loext:graphic-properties draw:fill="none"/>
      <style:paragraph-properties fo:margin-left="0.75in" fo:margin-right="0in" fo:text-indent="-0.1252in" style:auto-text-indent="false" style:page-number="auto" fo:background-color="transparent"/>
      <style:text-properties style:font-name="FreeSerif" fo:font-size="12pt" fo:font-weight="normal" style:font-size-asian="12pt" style:font-weight-asian="normal" style:font-size-complex="12pt" style:font-weight-complex="normal"/>
    </style:style>
    <style:style style:name="P24" style:family="paragraph" style:parent-style-name="Standard" style:list-style-name="List_20_1">
      <style:text-properties style:font-name="FreeSerif" fo:font-size="12pt" fo:font-weight="normal" style:font-size-asian="12pt" style:font-weight-asian="normal" style:font-size-complex="12pt" style:font-weight-complex="normal"/>
    </style:style>
    <style:style style:name="P25" style:family="paragraph" style:parent-style-name="Standard" style:list-style-name="List_20_1">
      <loext:graphic-properties draw:fill="none"/>
      <style:paragraph-properties fo:margin-left="0.25in" fo:margin-right="0in" fo:text-indent="-0.1252in" style:auto-text-indent="false" fo:background-color="transparent"/>
      <style:text-properties style:font-name="FreeSerif" fo:font-size="12pt" fo:font-weight="normal" officeooo:paragraph-rsid="004725d6" style:font-size-asian="12pt" style:font-weight-asian="normal" style:font-size-complex="12pt" style:font-weight-complex="normal"/>
    </style:style>
    <style:style style:name="P26" style:family="paragraph" style:parent-style-name="Standard" style:list-style-name="List_20_1">
      <loext:graphic-properties draw:fill="none"/>
      <style:paragraph-properties fo:margin-left="0.25in" fo:margin-right="0in" fo:text-indent="-0.1252in" style:auto-text-indent="false" fo:background-color="transparent">
        <style:tab-stops/>
      </style:paragraph-properties>
      <style:text-properties style:font-name="FreeSerif" fo:font-size="12pt" fo:font-weight="normal" style:font-size-asian="12pt" style:font-weight-asian="normal" style:font-size-complex="12pt" style:font-weight-complex="normal"/>
    </style:style>
    <style:style style:name="P27" style:family="paragraph" style:parent-style-name="Standard" style:list-style-name="Numbering_20_123">
      <style:text-properties style:font-name="FreeSerif" fo:font-size="12pt" fo:font-weight="normal" style:font-size-asian="12pt" style:font-weight-asian="normal" style:font-size-complex="12pt" style:font-weight-complex="normal"/>
    </style:style>
    <style:style style:name="P28" style:family="paragraph" style:parent-style-name="Standard">
      <style:text-properties style:font-name="FreeSerif" fo:font-size="12pt" fo:font-weight="normal" style:font-size-asian="12pt" style:font-weight-asian="normal" style:font-size-complex="12pt" style:font-weight-complex="normal"/>
    </style:style>
    <style:style style:name="P29" style:family="paragraph" style:parent-style-name="Standard" style:list-style-name="List_20_1" style:master-page-name="">
      <loext:graphic-properties draw:fill="none"/>
      <style:paragraph-properties fo:margin-left="0.25in" fo:margin-right="0in" fo:text-indent="-0.1252in" style:auto-text-indent="false" style:page-number="auto" fo:background-color="transparent"/>
      <style:text-properties style:font-name="FreeSans" fo:font-size="9pt" fo:font-weight="bold" style:font-size-asian="9pt" style:font-weight-asian="bold" style:font-size-complex="9pt" style:font-weight-complex="bold"/>
    </style:style>
    <style:style style:name="P30" style:family="paragraph" style:parent-style-name="Standard" style:list-style-name="List_20_1">
      <loext:graphic-properties draw:fill="none"/>
      <style:paragraph-properties fo:margin-left="0.25in" fo:margin-right="0in" fo:text-indent="-0.1252in" style:auto-text-indent="false" fo:background-color="transparent"/>
      <style:text-properties style:font-name="FreeSans" fo:font-size="9pt" fo:font-weight="bold" style:font-size-asian="9pt" style:font-weight-asian="bold" style:font-size-complex="9pt" style:font-weight-complex="bold"/>
    </style:style>
    <style:style style:name="T1" style:family="text">
      <style:text-properties fo:font-weight="bold" style:font-weight-asian="bold" style:font-weight-complex="bold"/>
    </style:style>
    <style:style style:name="T2" style:family="text">
      <style:text-properties style:font-name="FreeSans" fo:font-size="9pt" fo:font-weight="bold" style:font-size-asian="9pt" style:font-weight-asian="bold" style:font-size-complex="9pt" style:font-weight-complex="bold"/>
    </style:style>
    <style:style style:name="T3" style:family="text">
      <style:text-properties style:font-name="FreeSans" fo:font-size="10pt" style:font-size-asian="10pt" style:font-size-complex="10pt"/>
    </style:style>
    <style:style style:name="T4" style:family="text">
      <style:text-properties style:font-name="FreeSans" fo:font-size="12pt" style:font-size-asian="12pt" style:font-size-complex="12pt"/>
    </style:style>
    <style:style style:name="T5" style:family="text">
      <style:text-properties style:font-name="FreeSerif" fo:font-size="12pt" fo:font-weight="normal" style:font-size-asian="12pt" style:font-weight-asian="normal" style:font-size-complex="12pt" style:font-weight-complex="normal"/>
    </style:style>
    <style:style style:name="T6" style:family="text">
      <style:text-properties style:font-name="FreeSerif" fo:font-size="12pt" fo:font-weight="bold" style:font-size-asian="12pt" style:font-weight-asian="bold" style:font-size-complex="12pt" style:font-weight-complex="bold"/>
    </style:style>
    <style:style style:name="T7" style:family="text">
      <style:text-properties officeooo:rsid="0022a9b5"/>
    </style:style>
    <style:style style:name="T8" style:family="text">
      <style:text-properties officeooo:rsid="004a1af8"/>
    </style:style>
    <style:style style:name="T9" style:family="text">
      <style:text-properties fo:font-variant="normal" fo:text-transform="none" fo:color="#000000" loext:opacity="100%" style:font-name="FreeMono" fo:font-size="7pt" fo:letter-spacing="normal" fo:font-style="normal" fo:font-weight="bold" style:font-size-asian="7pt" style:font-weight-asian="bold" style:font-size-complex="7pt" style:font-weight-complex="bold" loext:padding="0in" loext:border="none"/>
    </style:style>
    <style:style style:name="T10" style:family="text">
      <style:text-properties fo:font-size="9pt" fo:font-weight="bold" style:font-size-asian="9pt" style:font-weight-asian="bold" style:font-size-complex="9pt" style:font-weight-complex="bold"/>
    </style:style>
    <style:style style:name="T11" style:family="text">
      <style:text-properties style:font-name="FreeSans" fo:font-size="9pt" fo:font-weight="bold" style:font-size-asian="9pt" style:font-weight-asian="bold" style:font-size-complex="9pt" style:font-weight-complex="bold"/>
    </style:style>
    <style:style style:name="T12" style:family="text">
      <style:text-properties style:text-line-through-style="solid" style:text-line-through-type="singl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crate offers:</text:p>
      <text:list xml:id="list4161511532" text:style-name="List_20_1">
        <text:list-item>
          <text:p text:style-name="P19">MySql database driver in pure rust;</text:p>
        </text:list-item>
        <text:list-item>
          <text:p text:style-name="P20">connection pool.</text:p>
        </text:list-item>
      </text:list>
      <text:p text:style-name="P3"/>
      <text:p text:style-name="P3">Features:</text:p>
      <text:list xml:id="list130652827522222" text:continue-numbering="true" text:style-name="List_20_1">
        <text:list-item>
          <text:p text:style-name="P19">macOS, Windows and Linux support;</text:p>
        </text:list-item>
        <text:list-item>
          <text:p text:style-name="P20">LS support via <text:span text:style-name="T1">nativetls</text:span> or <text:span text:style-name="T1">rustls</text:span>;</text:p>
        </text:list-item>
        <text:list-item>
          <text:p text:style-name="P20">MySql text protocol support, i.e. support of simple text queries and text result sets;</text:p>
        </text:list-item>
        <text:list-item>
          <text:p text:style-name="P20">MySql binary protocol support, i.e. support of prepared statements and binary result sets;</text:p>
        </text:list-item>
        <text:list-item>
          <text:p text:style-name="P20">support of multi-result sets;</text:p>
        </text:list-item>
        <text:list-item>
          <text:p text:style-name="P20"><text:s/>support of named parameters for prepared statements;</text:p>
        </text:list-item>
        <text:list-item>
          <text:p text:style-name="P20">optional per-connection cache of prepared statements;</text:p>
        </text:list-item>
        <text:list-item>
          <text:p text:style-name="P20">buffer pool;</text:p>
        </text:list-item>
        <text:list-item>
          <text:p text:style-name="P20">support of MySql packets larger than 2^24;</text:p>
        </text:list-item>
        <text:list-item>
          <text:p text:style-name="P20">support of Unix sockets and Windows named pipes;</text:p>
        </text:list-item>
        <text:list-item>
          <text:p text:style-name="P20">support of custom LOCAL INFILE handlers;</text:p>
        </text:list-item>
        <text:list-item>
          <text:p text:style-name="P20">support of MySql protocol compression;</text:p>
        </text:list-item>
        <text:list-item>
          <text:p text:style-name="P20">support of auth plugins:</text:p>
        </text:list-item>
        <text:list-item>
          <text:p text:style-name="P21"><text:span text:style-name="T1">mysql_native_password</text:span> - for MySql prior to v8;</text:p>
        </text:list-item>
        <text:list-item>
          <text:p text:style-name="P21"><text:span text:style-name="T1">caching_sha2_password</text:span> - for MySql v8 and higher.</text:p>
        </text:list-item>
      </text:list>
      <text:p text:style-name="P3"/>
      <text:p text:style-name="P3"/>
      <text:p text:style-name="P11">Installation</text:p>
      <text:p text:style-name="P3">Put the desired version of the crate into the <text:span text:style-name="T2">dependencies</text:span> section of your <text:span text:style-name="T2">Cargo.toml</text:span>:</text:p>
      <text:p text:style-name="P13">[dependencies]</text:p>
      <text:p text:style-name="P13">mysql = "*"</text:p>
      <text:p text:style-name="P3"/>
      <text:p text:style-name="P3"/>
      <text:p text:style-name="P11">Example</text:p>
      <text:p text:style-name="P13">use mysql::*;</text:p>
      <text:p text:style-name="P13">use mysql::prelude::*;</text:p>
      <text:p text:style-name="P13"/>
      <text:p text:style-name="P13">#[derive(Debug, PartialEq, Eq)]</text:p>
      <text:p text:style-name="P13">struct Payment {</text:p>
      <text:p text:style-name="P13"><text:s text:c="4"/>customer_id: i32,</text:p>
      <text:p text:style-name="P13"><text:s text:c="4"/>amount: i32,</text:p>
      <text:p text:style-name="P13"><text:s text:c="4"/>account_name: Option&lt;String&gt;,</text:p>
      <text:p text:style-name="P13">}</text:p>
      <text:p text:style-name="P13"/>
      <text:p text:style-name="P13">fn main() -&gt; std::result::Result&lt;(), Box&lt;dyn std::error::Error&gt;&gt; {</text:p>
      <text:p text:style-name="P13"><text:s text:c="4"/>let url = "mysql://root:password@localhost:330<text:span text:style-name="T8">6</text:span>/db_name";</text:p>
      <text:p text:style-name="P13"><text:s text:c="4"/>let pool = Pool::new(url)?;</text:p>
      <text:p text:style-name="P13"/>
      <text:p text:style-name="P13"><text:s text:c="4"/>let mut conn = pool.get_conn()?;</text:p>
      <text:p text:style-name="P13"/>
      <text:p text:style-name="P13"><text:s text:c="4"/>// Let's create a table for payments.</text:p>
      <text:p text:style-name="P13"><text:s text:c="4"/>conn.query_drop(</text:p>
      <text:p text:style-name="P13"><text:s text:c="8"/>r"CREATE <text:span text:style-name="T12">TEMPORARY</text:span> TABLE payment (</text:p>
      <text:p text:style-name="P13"><text:s text:c="12"/>customer_id int not null,</text:p>
      <text:p text:style-name="P13"><text:s text:c="12"/>amount int not null,</text:p>
      <text:p text:style-name="P13"><text:s text:c="12"/>account_name text</text:p>
      <text:p text:style-name="P13"><text:s text:c="8"/>)")?;</text:p>
      <text:p text:style-name="P13"/>
      <text:p text:style-name="P13"><text:s text:c="4"/>let payments = vec![</text:p>
      <text:p text:style-name="P13"><text:s text:c="8"/>Payment { customer_id: 1, amount: 2, account_name: None },</text:p>
      <text:p text:style-name="P13"><text:s text:c="8"/>Payment { customer_id: 3, amount: 4, account_name: Some("foo".into()) },</text:p>
      <text:p text:style-name="P13"><text:s text:c="8"/>Payment { customer_id: 5, amount: 6, account_name: None },</text:p>
      <text:p text:style-name="P13"><text:s text:c="8"/>Payment { customer_id: 7, amount: 8, account_name: None },</text:p>
      <text:p text:style-name="P13"><text:s text:c="8"/>Payment { customer_id: 9, amount: 10, account_name: Some("bar".into()) },</text:p>
      <text:p text:style-name="P13"><text:s text:c="4"/>];</text:p>
      <text:p text:style-name="P13"/>
      <text:p text:style-name="P13"><text:s text:c="4"/>// Now let's insert payments to the database</text:p>
      <text:p text:style-name="P13"><text:s text:c="4"/>conn.exec_batch(</text:p>
      <text:p text:style-name="P13"><text:s text:c="8"/>r"INSERT INTO payment (customer_id, amount, account_name)</text:p>
      <text:p text:style-name="P13"><text:s text:c="10"/>VALUES (:customer_id, :amount, :account_name)",</text:p>
      <text:p text:style-name="P13"><text:s text:c="8"/>payments.iter().map(|p| params! {</text:p>
      <text:p text:style-name="P13"><text:s text:c="12"/>"customer_id" =&gt; p.customer_id,</text:p>
      <text:p text:style-name="P13"><text:s text:c="12"/>"amount" =&gt; p.amount,</text:p>
      <text:p text:style-name="P13"><text:s text:c="12"/>"account_name" =&gt; &amp;p.account_name,</text:p>
      <text:p text:style-name="P13"><text:s text:c="8"/>})</text:p>
      <text:p text:style-name="P13"><text:s text:c="4"/>)?;</text:p>
      <text:p text:style-name="P13"/>
      <text:p text:style-name="P13"><text:s text:c="4"/>// Let's select payments from database. Type inference should do the trick here.</text:p>
      <text:p text:style-name="P13"><text:s text:c="4"/>let selected_payments = conn</text:p>
      <text:p text:style-name="P13"><text:s text:c="8"/>.query_map(</text:p>
      <text:p text:style-name="P13"><text:s text:c="12"/>"SELECT customer_id, amount, account_name from payment",</text:p>
      <text:p text:style-name="P13"><text:s text:c="12"/>|(customer_id, amount, account_name)| {</text:p>
      <text:p text:style-name="P13"><text:soft-page-break/><text:s text:c="16"/>Payment { customer_id, amount, account_name }</text:p>
      <text:p text:style-name="P13"><text:s text:c="12"/>},</text:p>
      <text:p text:style-name="P13"><text:s text:c="8"/>)?;</text:p>
      <text:p text:style-name="P13"/>
      <text:p text:style-name="P13"><text:s text:c="4"/>// Let's make sure, that `payments` equals to `selected_payments`.</text:p>
      <text:p text:style-name="P13"><text:s text:c="4"/>// Mysql gives no guaranties on order of returned rows</text:p>
      <text:p text:style-name="P13"><text:s text:c="4"/>// without `ORDER BY`, so assume we are lucky.</text:p>
      <text:p text:style-name="P13"><text:s text:c="4"/>assert_eq!(payments, selected_payments);</text:p>
      <text:p text:style-name="P13"><text:s text:c="4"/>println!("Yay!");</text:p>
      <text:p text:style-name="P13"/>
      <text:p text:style-name="P13"><text:s text:c="4"/>Ok(())</text:p>
      <text:p text:style-name="P13">}</text:p>
      <text:p text:style-name="P3"/>
      <text:p text:style-name="P3"/>
      <text:p text:style-name="P11">Crate Features</text:p>
      <text:list xml:id="list130652663202211" text:continue-numbering="true" text:style-name="List_20_1">
        <text:list-item>
          <text:p text:style-name="P19">crate's features:</text:p>
        </text:list-item>
        <text:list-item>
          <text:p text:style-name="P21"><text:span text:style-name="T1">native-tls</text:span> (enabled by default) – specifies <text:span text:style-name="T2">native-tls</text:span> as the TLS backend</text:p>
        </text:list-item>
        <text:list-item>
          <text:p text:style-name="P21"><text:span text:style-name="T1">rustls-tls</text:span> (disabled by default) – specifies <text:span text:style-name="T2">rustls</text:span> as the TLS backend</text:p>
        </text:list-item>
        <text:list-item>
          <text:p text:style-name="P21"><text:span text:style-name="T1">buffer-pool</text:span> (enabled by default) – enables buffer pooling</text:p>
        </text:list-item>
        <text:list-item>
          <text:p text:style-name="P20">external features enabled by default:</text:p>
        </text:list-item>
        <text:list-item>
          <text:p text:style-name="P16"><text:span text:style-name="T5">for the </text:span><text:span text:style-name="T2">flate2</text:span><text:span text:style-name="T5"> crate (please consult </text:span><text:span text:style-name="T2">flate2</text:span><text:span text:style-name="T5"> crate documentation for available features):</text:span></text:p>
        </text:list-item>
        <text:list-item>
          <text:p text:style-name="P17"><text:span text:style-name="T6">flate2/zlib</text:span><text:span text:style-name="T5"> (necessary) – </text:span><text:span text:style-name="T2">zlib</text:span><text:span text:style-name="T5"> backend is chosed by default.</text:span></text:p>
        </text:list-item>
        <text:list-item>
          <text:p text:style-name="P16"><text:span text:style-name="T5">for the </text:span><text:span text:style-name="T2">mysql_common</text:span><text:span text:style-name="T5"> crate (please consult </text:span><text:span text:style-name="T2">mysql_common</text:span><text:span text:style-name="T5"> crate documentation for available features):</text:span></text:p>
        </text:list-item>
        <text:list-item>
          <text:p text:style-name="P22"><text:span text:style-name="T1">mysql_common/bigdecimal03</text:span> – the <text:span text:style-name="T2">bigdecimal03</text:span> is enabled by default</text:p>
        </text:list-item>
        <text:list-item>
          <text:p text:style-name="P22"><text:span text:style-name="T1">mysql_common/rust_decimal</text:span> – the <text:span text:style-name="T2">rust_decimal</text:span> is enabled by default</text:p>
        </text:list-item>
        <text:list-item>
          <text:p text:style-name="P22"><text:span text:style-name="T1">mysql_common/time03</text:span> – the <text:span text:style-name="T2">time03</text:span> is enabled by default</text:p>
        </text:list-item>
        <text:list-item>
          <text:p text:style-name="P22"><text:span text:style-name="T1">mysql_common/uuid</text:span> – the <text:span text:style-name="T2">uuid</text:span> is enabled by default</text:p>
        </text:list-item>
        <text:list-item>
          <text:p text:style-name="P22"><text:span text:style-name="T1">mysql_common/frunk </text:span>– the <text:span text:style-name="T2">frunk</text:span> is enabled by default</text:p>
        </text:list-item>
      </text:list>
      <text:p text:style-name="P3"/>
      <text:p text:style-name="P3">Please note, that you'll need to reenable external features if you are using <text:span text:style-name="T2">default-features = false</text:span>:</text:p>
      <text:p text:style-name="P8"><text:span text:style-name="Source_20_Text"><text:span text:style-name="T9">[dependencies]</text:span></text:span></text:p>
      <text:p text:style-name="P14"><text:span text:style-name="Source_20_Text"><text:span text:style-name="T9">mysql = { version = "*", default-features = false, features = ["minimal", "rustls-tls"] }</text:span></text:span></text:p>
      <text:p text:style-name="P14"><text:span text:style-name="Source_20_Text"><text:span text:style-name="T9">mysql_common = { version = "*", default-features = false, features = ["bigdecimal03", "time03", "uuid"]}</text:span></text:span></text:p>
      <text:p text:style-name="P3"/>
      <text:p text:style-name="P3"/>
      <text:p text:style-name="P11">Basic structures</text:p>
      <text:p text:style-name="P1">Opts</text:p>
      <text:p text:style-name="P3">This structure holds server host name, client username/password and other settings,</text:p>
      <text:p text:style-name="P3">that controls client behavior.</text:p>
      <text:p text:style-name="P3"/>
      <text:p text:style-name="P3"/>
      <text:p text:style-name="P11">URL-based connection string</text:p>
      <text:p text:style-name="P3">Note, that you can use URL-based connection string as a source of an <text:span text:style-name="T2">Opts</text:span> instance.</text:p>
      <text:p text:style-name="P3">URL schema must be <text:span text:style-name="T2">mysql</text:span>. Host, port and credentials, as well as query parameters,</text:p>
      <text:p text:style-name="P3">should be given in accordance with the RFC 3986.</text:p>
      <text:p text:style-name="P3"/>
      <text:p text:style-name="P3">Examples:</text:p>
      <text:p text:style-name="P13">let _ = Opts::from_url("mysql://localhost/some_db")?;</text:p>
      <text:p text:style-name="P13">let _ = Opts::from_url("mysql://[::1]/some_db")?;</text:p>
      <text:p text:style-name="P13">let _ = Opts::from_url("mysql://user:pass%20word@127.0.0.1:3307/some_db?")?;</text:p>
      <text:p text:style-name="P3"/>
      <text:p text:style-name="P3">Supported URL parameters (for the meaning of each field please refer to the docs on <text:span text:style-name="T2">Opts</text:span></text:p>
      <text:p text:style-name="P3">structure in the create API docs):</text:p>
      <text:list xml:id="list130653648334149" text:continue-numbering="true" text:style-name="List_20_1">
        <text:list-item>
          <text:p text:style-name="P24"><text:span text:style-name="T2">prefer_socket: true | false</text:span> - defines the value of the same field in the <text:span text:style-name="T2">Opts</text:span> structure;</text:p>
        </text:list-item>
        <text:list-item>
          <text:p text:style-name="P24"><text:span text:style-name="T2">tcp_keepalive_time_ms: u32</text:span> - defines the value (in milliseconds) of the <text:span text:style-name="T2">tcp_keepalive_time</text:span> field in the <text:span text:style-name="T2">Opts</text:span> structure;</text:p>
        </text:list-item>
        <text:list-item>
          <text:p text:style-name="P24"><text:span text:style-name="T2">tcp_keepalive_probe_interval_secs: u32</text:span> - defines the value of the <text:span text:style-name="T2">tcp_keepalive_probe_interval_secs</text:span> field in the <text:span text:style-name="T2">Opts</text:span> structure;</text:p>
        </text:list-item>
        <text:list-item>
          <text:p text:style-name="P24"><text:span text:style-name="T2">tcp_keepalive_probe_count: u32</text:span> - defines the value of the <text:span text:style-name="T2">tcp_keepalive_probe_count</text:span> field in the <text:span text:style-name="T2">Opts</text:span> structure;</text:p>
        </text:list-item>
        <text:list-item>
          <text:p text:style-name="P24"><text:soft-page-break/><text:span text:style-name="T2">tcp_connect_timeout_ms: u64</text:span> - defines the value (in milliseconds) of the <text:span text:style-name="T2">tcp_connect_timeout</text:span> field in the <text:span text:style-name="T2">Opts</text:span> structure;</text:p>
        </text:list-item>
        <text:list-item>
          <text:p text:style-name="P24"><text:span text:style-name="T2">tcp_user_timeout_ms</text:span> - defines the value (in milliseconds) of the <text:span text:style-name="T2">tcp_user_timeout</text:span> field in the <text:span text:style-name="T2">Opts</text:span> structure;</text:p>
        </text:list-item>
        <text:list-item>
          <text:p text:style-name="P24"><text:span text:style-name="T2">stmt_cache_size: u32</text:span> - defines the value of the same field in the <text:span text:style-name="T2">Opts</text:span> structure;</text:p>
        </text:list-item>
        <text:list-item>
          <text:p text:style-name="P24"><text:span text:style-name="T2">compress</text:span> - defines the value of the same field in the <text:span text:style-name="T2">Opts</text:span> structure. Supported value are:</text:p>
        </text:list-item>
        <text:list-item>
          <text:p text:style-name="P21"><text:span text:style-name="T2">true</text:span> - enables compression with the default compression level;</text:p>
        </text:list-item>
        <text:list-item>
          <text:p text:style-name="P21"><text:span text:style-name="T2">fast</text:span> - enables compression with "fast" compression level;</text:p>
        </text:list-item>
        <text:list-item>
          <text:p text:style-name="P21"><text:span text:style-name="T2">best</text:span> - enables compression with "best" compression level;</text:p>
        </text:list-item>
        <text:list-item>
          <text:p text:style-name="P21"><text:span text:style-name="T2">1..9</text:span> - enables compression with the given compression level.</text:p>
        </text:list-item>
        <text:list-item>
          <text:p text:style-name="P15"><text:span text:style-name="T2">socket</text:span><text:span text:style-name="T5"> - socket path on UNIX, or pipe name on Windows.</text:span></text:p>
        </text:list-item>
      </text:list>
      <text:p text:style-name="P3"/>
      <text:p text:style-name="P1">OptsBuilder</text:p>
      <text:p text:style-name="P3">It's a convenient builder for the <text:span text:style-name="T2">Opts</text:span> structure. It defines setters for fields of the <text:span text:style-name="T2">Opts</text:span> structure.</text:p>
      <text:p text:style-name="P13">let opts = OptsBuilder::new()</text:p>
      <text:p text:style-name="P13"><text:s text:c="4"/>.user(Some("foo"))</text:p>
      <text:p text:style-name="P13"><text:s text:c="4"/>.db_name(Some("bar"));</text:p>
      <text:p text:style-name="P13">let _ = Conn::new(opts)?;</text:p>
      <text:p text:style-name="P3"/>
      <text:p text:style-name="P1">Conn</text:p>
      <text:p text:style-name="P3">This structure represents an active MySql connection. It also holds statement cache and metadata for the last result set.</text:p>
      <text:p text:style-name="P3"><text:tab/>Conn's destructor will gracefully disconnect it from the server.</text:p>
      <text:p text:style-name="P3"/>
      <text:p text:style-name="P1">Transaction</text:p>
      <text:p text:style-name="P3">It's a simple wrapper on top of a routine, that starts with <text:span text:style-name="T2">START TRANSACTION </text:span>and ends with <text:span text:style-name="T2">COMMIT</text:span> or <text:span text:style-name="T2">ROLLBACK</text:span>.</text:p>
      <text:p text:style-name="P13">use mysql::*;</text:p>
      <text:p text:style-name="P13">use mysql::prelude::*;</text:p>
      <text:p text:style-name="P13"/>
      <text:p text:style-name="P13">let pool = Pool::new(get_opts())?;</text:p>
      <text:p text:style-name="P13">let mut conn = pool.get_conn()?;</text:p>
      <text:p text:style-name="P13"/>
      <text:p text:style-name="P13">let mut tx = conn.start_transaction(TxOpts::default())?;</text:p>
      <text:p text:style-name="P13">tx.query_drop("CREATE TEMPORARY TABLE tmp (TEXT a)")?;</text:p>
      <text:p text:style-name="P13">tx.exec_drop("INSERT INTO tmp (a) VALUES (?)", ("foo",))?;</text:p>
      <text:p text:style-name="P13">let val: Option&lt;String&gt; = tx.query_first("SELECT a from tmp")?;</text:p>
      <text:p text:style-name="P13">assert_eq!(val.unwrap(), "foo");</text:p>
      <text:p text:style-name="P13">// Note, that transaction will be rolled back implicitly on Drop, if not committed.</text:p>
      <text:p text:style-name="P13">tx.rollback();</text:p>
      <text:p text:style-name="P13"/>
      <text:p text:style-name="P13">let val: Option&lt;String&gt; = conn.query_first("SELECT a from tmp")?;</text:p>
      <text:p text:style-name="P13">assert_eq!(val, None);</text:p>
      <text:p text:style-name="P3"/>
      <text:p text:style-name="P1">Pool</text:p>
      <text:p text:style-name="P3">It's a reference to a connection pool, that can be cloned and shared between threads.</text:p>
      <text:p text:style-name="P13">use mysql::*;</text:p>
      <text:p text:style-name="P13">use mysql::prelude::*;</text:p>
      <text:p text:style-name="P13"/>
      <text:p text:style-name="P13">use std::thread::spawn;</text:p>
      <text:p text:style-name="P13"/>
      <text:p text:style-name="P13">let pool = Pool::new(get_opts())?;</text:p>
      <text:p text:style-name="P13"/>
      <text:p text:style-name="P13">let handles = (0..4).map(|i| {</text:p>
      <text:p text:style-name="P13"><text:s text:c="4"/>spawn({</text:p>
      <text:p text:style-name="P13"><text:s text:c="8"/>let pool = pool.clone();</text:p>
      <text:p text:style-name="P13"><text:s text:c="8"/>move || {</text:p>
      <text:p text:style-name="P13"><text:s text:c="12"/>let mut conn = pool.get_conn()?;</text:p>
      <text:p text:style-name="P13"><text:s text:c="12"/>conn.exec_first::&lt;u32, _, _&gt;("SELECT ? * 10", (i,))</text:p>
      <text:p text:style-name="P13"><text:s text:c="16"/>.map(Option::unwrap)</text:p>
      <text:p text:style-name="P13"><text:s text:c="8"/>}</text:p>
      <text:p text:style-name="P13"><text:s text:c="4"/>})</text:p>
      <text:p text:style-name="P13">});</text:p>
      <text:p text:style-name="P13"/>
      <text:p text:style-name="P13">let result: Result&lt;Vec&lt;u32&gt;&gt; = handles.map(|handle| handle.join().unwrap()).collect();</text:p>
      <text:p text:style-name="P13"/>
      <text:p text:style-name="P13">assert_eq!(result.unwrap(), vec![0, 10, 20, 30]);</text:p>
      <text:p text:style-name="P3"/>
      <text:p text:style-name="P1">Statement</text:p>
      <text:p text:style-name="P3">Statement, actually, is just an identifier coupled with statement metadata, i.e an information</text:p>
      <text:p text:style-name="P3">about its parameters and columns. Internally the `Statement` structure also holds additional</text:p>
      <text:p text:style-name="P3">data required to support named parameters (see bellow).</text:p>
      <text:p text:style-name="P13">use mysql::*;</text:p>
      <text:p text:style-name="P13">use mysql::prelude::*;</text:p>
      <text:p text:style-name="P13"/>
      <text:p text:style-name="P13"><text:soft-page-break/>let pool = Pool::new(get_opts())?;</text:p>
      <text:p text:style-name="P13">let mut conn = pool.get_conn()?;</text:p>
      <text:p text:style-name="P13"/>
      <text:p text:style-name="P13">let stmt = conn.prep("DO ?")?;</text:p>
      <text:p text:style-name="P13"/>
      <text:p text:style-name="P13">// The prepared statement will return no columns.</text:p>
      <text:p text:style-name="P13">assert!(stmt.columns().is_empty());</text:p>
      <text:p text:style-name="P13"/>
      <text:p text:style-name="P13">// The prepared statement have one parameter.</text:p>
      <text:p text:style-name="P13">let param = stmt.params().get(0).unwrap();</text:p>
      <text:p text:style-name="P13">assert_eq!(param.schema_str(), "");</text:p>
      <text:p text:style-name="P13">assert_eq!(param.table_str(), "");</text:p>
      <text:p text:style-name="P13">assert_eq!(param.name_str(), "?");</text:p>
      <text:p text:style-name="P3"/>
      <text:p text:style-name="P1">Value</text:p>
      <text:p text:style-name="P3">This enumeration represents the raw value of a MySql cell. Library offers conversion between</text:p>
      <text:p text:style-name="P3"><text:span text:style-name="T2">Value</text:span> and different rust types via <text:span text:style-name="T2">FromValue</text:span> trait described below.</text:p>
      <text:p text:style-name="P3"/>
      <text:p text:style-name="P10"><text:span text:style-name="T3">FromValue</text:span> trait</text:p>
      <text:p text:style-name="P3">This trait is reexported from <text:span text:style-name="T1">mysql_common</text:span> create.</text:p>
      <text:p text:style-name="P3"/>
      <text:p text:style-name="P3">Trait offers conversion in two flavours:</text:p>
      <text:list xml:id="list130654111369732" text:continue-numbering="true" text:style-name="List_20_1">
        <text:list-item>
          <text:p text:style-name="P18"><text:span text:style-name="T2">from_value(Value) -&gt; T</text:span><text:span text:style-name="T5"> - convenient, but panicking conversion.</text:span></text:p>
        </text:list-item>
      </text:list>
      <text:p text:style-name="P6">Note, that for any variant of <text:span text:style-name="T2">Value</text:span> there exist a type, that fully covers its domain, i.e. for any variant of <text:span text:style-name="T2">Value</text:span> there exist <text:span text:style-name="T2">T: FromValue</text:span> such that <text:span text:style-name="T2">from_value</text:span> will never <text:span text:style-name="T7">p</text:span>anic. This means, that if your database schema is known, than it's possible to write your application using only <text:span text:style-name="T2">from_value</text:span> with no fear of runtime panic.</text:p>
      <text:list xml:id="list130652741453802" text:continue-numbering="true" text:style-name="List_20_1">
        <text:list-item>
          <text:p text:style-name="P18"><text:span text:style-name="T2">from_value_opt(Value) -&gt; Option&lt;T&gt;</text:span><text:span text:style-name="T5"> - non-panicking, but less convenient conversion.</text:span></text:p>
        </text:list-item>
      </text:list>
      <text:p text:style-name="P5">This function is useful to probe conversion in cases, where source database schema is unknown.</text:p>
      <text:p text:style-name="P13">use mysql::*;</text:p>
      <text:p text:style-name="P13">use mysql::prelude::*;</text:p>
      <text:p text:style-name="P13"/>
      <text:p text:style-name="P13">let via_test_protocol: u32 = from_value(Value::Bytes(b"65536".to_vec()));</text:p>
      <text:p text:style-name="P13">let via_bin_protocol: u32 = from_value(Value::UInt(65536));</text:p>
      <text:p text:style-name="P13">assert_eq!(via_test_protocol, via_bin_protocol);</text:p>
      <text:p text:style-name="P13"/>
      <text:p text:style-name="P13">let unknown_val = // ...</text:p>
      <text:p text:style-name="P13"/>
      <text:p text:style-name="P13">// Maybe it is a float?</text:p>
      <text:p text:style-name="P13">let unknown_val = match from_value_opt::&lt;f64&gt;(unknown_val) {</text:p>
      <text:p text:style-name="P13"><text:s text:c="4"/>Ok(float) =&gt; {</text:p>
      <text:p text:style-name="P13"><text:s text:c="8"/>println!("A float value: {}", float);</text:p>
      <text:p text:style-name="P13"><text:s text:c="8"/>return Ok(());</text:p>
      <text:p text:style-name="P13"><text:s text:c="4"/>}</text:p>
      <text:p text:style-name="P13"><text:s text:c="4"/>Err(FromValueError(unknown_val)) =&gt; unknown_val,</text:p>
      <text:p text:style-name="P13">};</text:p>
      <text:p text:style-name="P13"/>
      <text:p text:style-name="P13">// Or a string?</text:p>
      <text:p text:style-name="P13">let unknown_val = match from_value_opt::&lt;String&gt;(unknown_val) {</text:p>
      <text:p text:style-name="P13"><text:s text:c="4"/>Ok(string) =&gt; {</text:p>
      <text:p text:style-name="P13"><text:s text:c="8"/>println!("A string value: {}", string);</text:p>
      <text:p text:style-name="P13"><text:s text:c="8"/>return Ok(());</text:p>
      <text:p text:style-name="P13"><text:s text:c="4"/>}</text:p>
      <text:p text:style-name="P13"><text:s text:c="4"/>Err(FromValueError(unknown_val)) =&gt; unknown_val,</text:p>
      <text:p text:style-name="P13">};</text:p>
      <text:p text:style-name="P13"/>
      <text:p text:style-name="P13">// Screw this, I'll simply match on it</text:p>
      <text:p text:style-name="P13">match unknown_val {</text:p>
      <text:p text:style-name="P13"><text:s text:c="4"/>val @ Value::NULL =&gt; {</text:p>
      <text:p text:style-name="P13"><text:s text:c="8"/>println!("An empty value: {:?}", from_value::&lt;Option&lt;u8&gt;&gt;(val))</text:p>
      <text:p text:style-name="P13"><text:s text:c="4"/>},</text:p>
      <text:p text:style-name="P13"><text:s text:c="4"/>val @ Value::Bytes(..) =&gt; {</text:p>
      <text:p text:style-name="P13"><text:s text:c="8"/>// It's non-utf8 bytes, since we already tried to convert it to String</text:p>
      <text:p text:style-name="P13"><text:s text:c="8"/>println!("Bytes: {:?}", from_value::&lt;Vec&lt;u8&gt;&gt;(val))</text:p>
      <text:p text:style-name="P13"><text:s text:c="4"/>}</text:p>
      <text:p text:style-name="P13"><text:s text:c="4"/>val @ Value::Int(..) =&gt; {</text:p>
      <text:p text:style-name="P13"><text:s text:c="8"/>println!("A signed integer: {}", from_value::&lt;i64&gt;(val))</text:p>
      <text:p text:style-name="P13"><text:s text:c="4"/>}</text:p>
      <text:p text:style-name="P13"><text:s text:c="4"/>val @ Value::UInt(..) =&gt; {</text:p>
      <text:p text:style-name="P13"><text:s text:c="8"/>println!("An unsigned integer: {}", from_value::&lt;u64&gt;(val))</text:p>
      <text:p text:style-name="P13"><text:s text:c="4"/>}</text:p>
      <text:p text:style-name="P13"><text:s text:c="4"/>Value::Float(..) =&gt; unreachable!("already tried"),</text:p>
      <text:p text:style-name="P13"><text:s text:c="4"/>val @ Value::Double(..) =&gt; {</text:p>
      <text:p text:style-name="P13"><text:s text:c="8"/>println!("A double precision float value: {}", from_value::&lt;f64&gt;(val))</text:p>
      <text:p text:style-name="P13"><text:s text:c="4"/>}</text:p>
      <text:p text:style-name="P13"><text:s text:c="4"/>val @ Value::Date(..) =&gt; {</text:p>
      <text:p text:style-name="P13"><text:s text:c="8"/>use time::PrimitiveDateTime;</text:p>
      <text:p text:style-name="P13"><text:s text:c="8"/>println!("A date value: {}", from_value::&lt;PrimitiveDateTime&gt;(val))</text:p>
      <text:p text:style-name="P13"><text:s text:c="4"/>}</text:p>
      <text:p text:style-name="P13"><text:s text:c="4"/>val @ Value::Time(..) =&gt; {</text:p>
      <text:p text:style-name="P13"><text:s text:c="8"/>use std::time::Duration;</text:p>
      <text:p text:style-name="P13"><text:s text:c="8"/>println!("A time value: {:?}", from_value::&lt;Duration&gt;(val))</text:p>
      <text:p text:style-name="P13"><text:s text:c="4"/>}</text:p>
      <text:p text:style-name="P13">}</text:p>
      <text:p text:style-name="P3"/>
      <text:p text:style-name="P3"/>
      <text:p text:style-name="P1"><text:soft-page-break/>Row</text:p>
      <text:p text:style-name="P3">Internally <text:span text:style-name="T2">Row</text:span> is a vector of <text:span text:style-name="T2">Value</text:span>s, that also allows indexing by a column name/offset, and stores row metadata. Library offers conversion between <text:span text:style-name="T2">Row</text:span> and sequences of Rust types via <text:span text:style-name="T2">FromRow</text:span> trait described below.</text:p>
      <text:p text:style-name="P3"/>
      <text:p text:style-name="P1"><text:span text:style-name="T3">FromRow</text:span> trait</text:p>
      <text:p text:style-name="P3">This trait is reexported from <text:span text:style-name="T1">mysql_common</text:span> create.</text:p>
      <text:p text:style-name="P3"/>
      <text:p text:style-name="P3">This conversion is based on the <text:span text:style-name="T2">FromValue</text:span> and so comes in two similar flavours:</text:p>
      <text:list xml:id="list130652937261103" text:continue-numbering="true" text:style-name="List_20_1">
        <text:list-item>
          <text:p text:style-name="P19"><text:span text:style-name="T2">from_row(Row) -&gt; T</text:span> - same as <text:span text:style-name="T2">from_value</text:span>, but for rows;</text:p>
        </text:list-item>
        <text:list-item>
          <text:p text:style-name="P20"><text:span text:style-name="T2">from_row_opt(Row) -&gt; Option&lt;T&gt;</text:span> - same as <text:span text:style-name="T2">from_value_opt</text:span>, but for rows.</text:p>
        </text:list-item>
      </text:list>
      <text:p text:style-name="P3"/>
      <text:p text:style-name="P3"><text:span text:style-name="T2">Queryable</text:span> trait offers implicit conversion for rows of a query result, that is based on this trait.</text:p>
      <text:p text:style-name="P13">use mysql::*;</text:p>
      <text:p text:style-name="P13">use mysql::prelude::*;</text:p>
      <text:p text:style-name="P13"/>
      <text:p text:style-name="P13">let mut conn = Conn::new(get_opts())?;</text:p>
      <text:p text:style-name="P13"/>
      <text:p text:style-name="P13">// Single-column row can be converted to a singular value:</text:p>
      <text:p text:style-name="P13">let val: Option&lt;String&gt; = conn.query_first("SELECT 'foo'")?;</text:p>
      <text:p text:style-name="P13">assert_eq!(val.unwrap(), "foo");</text:p>
      <text:p text:style-name="P13"/>
      <text:p text:style-name="P13">// Example of a mutli-column row conversion to an inferred type:</text:p>
      <text:p text:style-name="P13">let row = conn.query_first("SELECT 255, 256")?;</text:p>
      <text:p text:style-name="P13">assert_eq!(row, Some((255u8, 256u16)));</text:p>
      <text:p text:style-name="P13"/>
      <text:p text:style-name="P13">// The FromRow trait does not support to-tuple conversion for rows with more than 12 columns,</text:p>
      <text:p text:style-name="P13">// but you can do this by hand using row indexing or `Row::take` method:</text:p>
      <text:p text:style-name="P13">let row: Row = conn.exec_first("select 0, 1, 2, 3, 4, 5, 6, 7, 8, 9, 10, 11, 12", ())?.unwrap();</text:p>
      <text:p text:style-name="P13">for i in 0..row.len() {</text:p>
      <text:p text:style-name="P13"><text:s text:c="4"/>assert_eq!(row[i], Value::Int(i as i64));</text:p>
      <text:p text:style-name="P13">}</text:p>
      <text:p text:style-name="P13"/>
      <text:p text:style-name="P13">// Another way to handle wide rows is to use HList (requires `mysql_common/frunk` feature)</text:p>
      <text:p text:style-name="P13">use frunk::{HList, hlist, hlist_pat};</text:p>
      <text:p text:style-name="P13">let query = "select 0,1,2,3,4,5,6,7,8,9,10,11,12,13,14,15";</text:p>
      <text:p text:style-name="P13">type RowType = HList!(u8, u16, u32, u8, u8, u8, u8, u8, u8, u8, u8, u8, u8, u8, u8, u8);</text:p>
      <text:p text:style-name="P13">let first_three_columns = conn.query_map(query, |row: RowType| {</text:p>
      <text:p text:style-name="P13"><text:s text:c="4"/>// do something with the row (see the `frunk` crate documentation)</text:p>
      <text:p text:style-name="P13"><text:s text:c="4"/>let hlist_pat![c1, c2, c3, ...] = row;</text:p>
      <text:p text:style-name="P13"><text:s text:c="4"/>(c1, c2, c3)</text:p>
      <text:p text:style-name="P13">});</text:p>
      <text:p text:style-name="P13">assert_eq!(first_three_columns.unwrap(), vec![(0_u8, 1_u16, 2_u32)]);</text:p>
      <text:p text:style-name="P13"/>
      <text:p text:style-name="P13">// Some unknown row</text:p>
      <text:p text:style-name="P13">let row: Row = conn.query_first(</text:p>
      <text:p text:style-name="P13"><text:s text:c="4"/>// ...</text:p>
      <text:p text:style-name="P13"><text:s text:c="4"/># "SELECT 255, Null",</text:p>
      <text:p text:style-name="P13">)?.unwrap();</text:p>
      <text:p text:style-name="P13"/>
      <text:p text:style-name="P13">for column in row.columns_ref() {</text:p>
      <text:p text:style-name="P13"><text:s text:c="4"/>// Cells in a row can be indexed by numeric index or by column name</text:p>
      <text:p text:style-name="P13"><text:s text:c="4"/>let column_value = &amp;row[column.name_str().as_ref()];</text:p>
      <text:p text:style-name="P13"/>
      <text:p text:style-name="P13"><text:s text:c="4"/>println!(</text:p>
      <text:p text:style-name="P13"><text:s text:c="8"/>"Column {} of type {:?} with value {:?}",</text:p>
      <text:p text:style-name="P13"><text:s text:c="8"/>column.name_str(),</text:p>
      <text:p text:style-name="P13"><text:s text:c="8"/>column.column_type(),</text:p>
      <text:p text:style-name="P13"><text:s text:c="8"/>column_value,</text:p>
      <text:p text:style-name="P13"><text:s text:c="4"/>);</text:p>
      <text:p text:style-name="P13">}</text:p>
      <text:p text:style-name="P3"/>
      <text:p text:style-name="P1">Params</text:p>
      <text:p text:style-name="P3">Represents parameters of a prepared statement, but this type won't appear directly in your code</text:p>
      <text:p text:style-name="P3">because binary protocol API will ask for <text:span text:style-name="T2">T: Into&lt;Params&gt;</text:span>, where <text:span text:style-name="T2">Into&lt;Params&gt;</text:span> is implemented:</text:p>
      <text:list xml:id="list130653315338610" text:continue-numbering="true" text:style-name="List_20_1">
        <text:list-item>
          <text:p text:style-name="P19">for tuples of `Into&lt;Value&gt;` types up to arity 12;</text:p>
        </text:list-item>
      </text:list>
      <text:p text:style-name="P4"><text:span text:style-name="T1">Note:</text:span> singular tuple requires extra comma, e.g. <text:span text:style-name="T2">("foo",)</text:span>;</text:p>
      <text:list xml:id="list130654209221164" text:continue-numbering="true" text:style-name="List_20_1">
        <text:list-item>
          <text:p text:style-name="P20">for <text:span text:style-name="T2">IntoIterator&lt;Item: Into&lt;Value&gt;&gt;</text:span> for cases, when your statement takes more than 12 parameters;</text:p>
        </text:list-item>
        <text:list-item>
          <text:p text:style-name="P20">for named parameters representation (the value of the <text:span text:style-name="T2">params!</text:span> macro, described below).</text:p>
        </text:list-item>
      </text:list>
      <text:p text:style-name="P13">use mysql::*;</text:p>
      <text:p text:style-name="P13">use mysql::prelude::*;</text:p>
      <text:p text:style-name="P13"/>
      <text:p text:style-name="P13">let mut conn = Conn::new(get_opts())?;</text:p>
      <text:p text:style-name="P13"/>
      <text:p text:style-name="P13">// Singular tuple requires extra comma:</text:p>
      <text:p text:style-name="P13">let row: Option&lt;u8&gt; = conn.exec_first("SELECT ?", (0,))?;</text:p>
      <text:p text:style-name="P13">assert_eq!(row.unwrap(), 0);</text:p>
      <text:p text:style-name="P13"/>
      <text:p text:style-name="P13">// More than 12 parameters:</text:p>
      <text:p text:style-name="P13">let row: Option&lt;u8&gt; = conn.exec_first(</text:p>
      <text:p text:style-name="P13"><text:s text:c="4"/>"SELECT CONVERT(? + ? + ? + ? + ? + ? + ? + ? + ? + ? + ? + ? + ? + ? + ? + ?, UNSIGNED)",</text:p>
      <text:p text:style-name="P13"><text:s text:c="4"/>(0..16).collect::&lt;Vec&lt;_&gt;&gt;(),</text:p>
      <text:p text:style-name="P13">)?;</text:p>
      <text:p text:style-name="P13">assert_eq!(row.unwrap(), 120);</text:p>
      <text:p text:style-name="P3"><text:soft-page-break/><text:span text:style-name="T1">Note:</text:span> Please refer to the <text:span text:style-name="T1">mysql_common</text:span> crate docs for the list of types, that implements <text:span text:style-name="T2">Into&lt;Value&gt;</text:span>.</text:p>
      <text:p text:style-name="P3"/>
      <text:p text:style-name="P12">Serialized, Deserialized</text:p>
      <text:p text:style-name="P3">Wrapper structures for cases, when you need to provide a value for a JSON cell, or when you need to parse JSON cell as a struct.</text:p>
      <text:p text:style-name="P13">use mysql::*;</text:p>
      <text:p text:style-name="P13">use mysql::prelude::*;</text:p>
      <text:p text:style-name="P13"/>
      <text:p text:style-name="P13">/// Serializable structure.</text:p>
      <text:p text:style-name="P13">#[derive(Debug, PartialEq, Serialize, Deserialize)]</text:p>
      <text:p text:style-name="P13">struct Example {</text:p>
      <text:p text:style-name="P13"><text:s text:c="4"/>foo: u32,</text:p>
      <text:p text:style-name="P13">}</text:p>
      <text:p text:style-name="P13"/>
      <text:p text:style-name="P13">// Value::from for Serialized will emit json string.</text:p>
      <text:p text:style-name="P13">let value = Value::from(Serialized(Example { foo: 42 }));</text:p>
      <text:p text:style-name="P13">assert_eq!(value, Value::Bytes(br#"{"foo":42}"#.to_vec()));</text:p>
      <text:p text:style-name="P13"/>
      <text:p text:style-name="P13">// from_value for Deserialized will parse json string.</text:p>
      <text:p text:style-name="P13">let structure: Deserialized&lt;Example&gt; = from_value(value);</text:p>
      <text:p text:style-name="P13">assert_eq!(structure, Deserialized(Example { foo: 42 }));</text:p>
      <text:p text:style-name="P3"/>
      <text:p text:style-name="P1">QueryResult</text:p>
      <text:p text:style-name="P3">It's an iterator over rows of a query result with support of multi-result sets. It's intended for cases when you need full control during result set iteration. For other cases <text:span text:style-name="T2">Queryable</text:span> provides a set of methods that will immediately consume the first result set and drop everything else.</text:p>
      <text:p text:style-name="P3"><text:tab/>This iterator is lazy so it won't read the result from server until you iterate over it. MySql protocol is strictly sequential, so <text:span text:style-name="T2">Conn</text:span> will be mutably borrowed until the result is fully consumed.</text:p>
      <text:p text:style-name="P13">use mysql::*;</text:p>
      <text:p text:style-name="P13">use mysql::prelude::*;</text:p>
      <text:p text:style-name="P13"/>
      <text:p text:style-name="P13">let mut conn = Conn::new(get_opts())?;</text:p>
      <text:p text:style-name="P13"/>
      <text:p text:style-name="P13">// This query will emit two result sets.</text:p>
      <text:p text:style-name="P13">let mut result = conn.query_iter("SELECT 1, 2; SELECT 3, 3.14;")?;</text:p>
      <text:p text:style-name="P13"/>
      <text:p text:style-name="P13">let mut sets = 0;</text:p>
      <text:p text:style-name="P13">while let Some(result_set) = result.iter() {</text:p>
      <text:p text:style-name="P13"><text:s text:c="4"/>sets += 1;</text:p>
      <text:p text:style-name="P13"/>
      <text:p text:style-name="P13"><text:s text:c="4"/>println!("Result set columns: {:?}", result_set.columns());</text:p>
      <text:p text:style-name="P13"><text:s text:c="4"/>println!(</text:p>
      <text:p text:style-name="P13"><text:s text:c="8"/>"Result set meta: {}, {:?}, {} {}",</text:p>
      <text:p text:style-name="P13"><text:s text:c="8"/>result_set.affected_rows(),</text:p>
      <text:p text:style-name="P13"><text:s text:c="8"/>result_set.last_insert_id(),</text:p>
      <text:p text:style-name="P13"><text:s text:c="8"/>result_set.warnings(),</text:p>
      <text:p text:style-name="P13"><text:s text:c="8"/>result_set.info_str(),</text:p>
      <text:p text:style-name="P13"><text:s text:c="4"/>);</text:p>
      <text:p text:style-name="P13"/>
      <text:p text:style-name="P13"><text:s text:c="4"/>for row in result_set {</text:p>
      <text:p text:style-name="P13"><text:s text:c="8"/>match sets {</text:p>
      <text:p text:style-name="P13"><text:s text:c="12"/>1 =&gt; {</text:p>
      <text:p text:style-name="P13"><text:s text:c="16"/>// First result set will contain two numbers.</text:p>
      <text:p text:style-name="P13"><text:s text:c="16"/>assert_eq!((1_u8, 2_u8), from_row(row?));</text:p>
      <text:p text:style-name="P13"><text:s text:c="12"/>}</text:p>
      <text:p text:style-name="P13"><text:s text:c="12"/>2 =&gt; {</text:p>
      <text:p text:style-name="P13"><text:s text:c="16"/>// Second result set will contain a number and a float.</text:p>
      <text:p text:style-name="P13"><text:s text:c="16"/>assert_eq!((3_u8, 3.14), from_row(row?));</text:p>
      <text:p text:style-name="P13"><text:s text:c="12"/>}</text:p>
      <text:p text:style-name="P13"><text:s text:c="12"/>_ =&gt; unreachable!(),</text:p>
      <text:p text:style-name="P13"><text:s text:c="8"/>}</text:p>
      <text:p text:style-name="P13"><text:s text:c="4"/>}</text:p>
      <text:p text:style-name="P13">}</text:p>
      <text:p text:style-name="P13"/>
      <text:p text:style-name="P13">assert_eq!(sets, 2);</text:p>
      <text:p text:style-name="P3"/>
      <text:p text:style-name="P3"/>
      <text:p text:style-name="P11">Text protocol</text:p>
      <text:p text:style-name="P3">MySql text protocol is implemented in the set of <text:span text:style-name="T2">Queryable::query</text:span> methods. It's useful when your</text:p>
      <text:p text:style-name="P3">query doesn't have parameters.</text:p>
      <text:p text:style-name="P3"/>
      <text:p text:style-name="P3"><text:span text:style-name="T1">Note:</text:span> All values of a text protocol result set will be encoded as strings by the server, so <text:span text:style-name="T2">from_value</text:span> conversion may lead to additional parsing costs.</text:p>
      <text:p text:style-name="P3"/>
      <text:p text:style-name="P3">Examples:</text:p>
      <text:p text:style-name="P13">let pool = Pool::new(get_opts())?;</text:p>
      <text:p text:style-name="P13">let val = pool.get_conn()?.query_first("SELECT POW(2, 16)")?;</text:p>
      <text:p text:style-name="P13"/>
      <text:p text:style-name="P13">// Text protocol returns bytes even though the result of POW</text:p>
      <text:p text:style-name="P13">// is actually a floating point number.</text:p>
      <text:p text:style-name="P13">assert_eq!(val, Some(Value::Bytes("65536".as_bytes().to_vec())));</text:p>
      <text:p text:style-name="P3"/>
      <text:p text:style-name="P1"><text:soft-page-break/>The <text:span text:style-name="T3">TextQuery</text:span> trait.</text:p>
      <text:p text:style-name="P3">The <text:span text:style-name="T2">TextQuery</text:span> trait covers the set of <text:span text:style-name="T2">Queryable::query</text:span> methods from the perspective of a query, i.e. <text:span text:style-name="T2">TextQuery</text:span> is something, that can be performed if suitable connection is given. Suitable connections are:</text:p>
      <text:list xml:id="list130653718762354" text:continue-numbering="true" text:style-name="List_20_1">
        <text:list-item>
          <text:p text:style-name="P29">&amp;Pool</text:p>
        </text:list-item>
        <text:list-item>
          <text:p text:style-name="P30">Conn</text:p>
        </text:list-item>
        <text:list-item>
          <text:p text:style-name="P30">PooledConn</text:p>
        </text:list-item>
        <text:list-item>
          <text:p text:style-name="P30">&amp;mut Conn</text:p>
        </text:list-item>
        <text:list-item>
          <text:p text:style-name="P30">&amp;mut PooledConn</text:p>
        </text:list-item>
        <text:list-item>
          <text:p text:style-name="P30">&amp;mut Transaction</text:p>
        </text:list-item>
      </text:list>
      <text:p text:style-name="P3"/>
      <text:p text:style-name="P3">The unique characteristic of this trait, is that you can give away the connection and thus produce <text:span text:style-name="T2">QueryResult</text:span> that satisfies <text:span text:style-name="T2">'static</text:span>:</text:p>
      <text:p text:style-name="P13">use mysql::*;</text:p>
      <text:p text:style-name="P13">use mysql::prelude::*;</text:p>
      <text:p text:style-name="P13"/>
      <text:p text:style-name="P13">fn iter(pool: &amp;Pool) -&gt; Result&lt;impl Iterator&lt;Item=Result&lt;u32&gt;&gt;&gt; {</text:p>
      <text:p text:style-name="P13"><text:s text:c="4"/>let result = "SELECT 1 UNION ALL SELECT 2 UNION ALL SELECT 3".run(pool)?;</text:p>
      <text:p text:style-name="P13"><text:s text:c="4"/>Ok(result.map(|row| row.map(from_row)))</text:p>
      <text:p text:style-name="P13">}</text:p>
      <text:p text:style-name="P13"/>
      <text:p text:style-name="P13">let pool = Pool::new(get_opts())?;</text:p>
      <text:p text:style-name="P13"/>
      <text:p text:style-name="P13">let it = iter(&amp;pool)?;</text:p>
      <text:p text:style-name="P13"/>
      <text:p text:style-name="P13">assert_eq!(it.collect::&lt;Result&lt;Vec&lt;u32&gt;&gt;&gt;()?, vec![1, 2, 3]);</text:p>
      <text:p text:style-name="P3"/>
      <text:p text:style-name="P3"/>
      <text:p text:style-name="P11">Binary protocol and prepared statements.</text:p>
      <text:p text:style-name="P3">MySql binary protocol is implemented in <text:span text:style-name="T2">prep</text:span>, <text:span text:style-name="T2">close</text:span> and the set of <text:span text:style-name="T2">exec*</text:span> methods, defined on the <text:span text:style-name="T2">Queryable</text:span> trait. Prepared statements is the only way to pass rust value to the MySql server. MySql uses <text:span text:style-name="T2">?</text:span> symbol as a parameter placeholder and it's only possible to use parameters where a single MySql value is expected. For example:</text:p>
      <text:p text:style-name="P13">let pool = Pool::new(get_opts())?;</text:p>
      <text:p text:style-name="P13">let val = pool.get_conn()?.exec_first("SELECT POW(?, ?)", (2, 16))?;</text:p>
      <text:p text:style-name="P13"/>
      <text:p text:style-name="P13">assert_eq!(val, Some(Value::Double(65536.0)));</text:p>
      <text:p text:style-name="P3"/>
      <text:p text:style-name="P3"/>
      <text:p text:style-name="P11">Statements</text:p>
      <text:p text:style-name="P3">In MySql each prepared statement belongs to a particular connection and can't be executed on another connection. Trying to do so will lead to an error. The driver won't tie statement to its connection in any way, but one can look on to the connection id, contained in the <text:span text:style-name="T2">Statement</text:span> structure.</text:p>
      <text:p text:style-name="P13">let pool = Pool::new(get_opts())?;</text:p>
      <text:p text:style-name="P13"/>
      <text:p text:style-name="P13">let mut conn_1 = pool.get_conn()?;</text:p>
      <text:p text:style-name="P13">let mut conn_2 = pool.get_conn()?;</text:p>
      <text:p text:style-name="P13"/>
      <text:p text:style-name="P13">let stmt_1 = conn_1.prep("SELECT ?")?;</text:p>
      <text:p text:style-name="P13"/>
      <text:p text:style-name="P13">// stmt_1 is for the conn_1, ..</text:p>
      <text:p text:style-name="P13">assert!(stmt_1.connection_id() == conn_1.connection_id());</text:p>
      <text:p text:style-name="P13">assert!(stmt_1.connection_id() != conn_2.connection_id());</text:p>
      <text:p text:style-name="P13"/>
      <text:p text:style-name="P13">// .. so stmt_1 will execute only on conn_1</text:p>
      <text:p text:style-name="P13">assert!(conn_1.exec_drop(&amp;stmt_1, ("foo",)).is_ok());</text:p>
      <text:p text:style-name="P13">assert!(conn_2.exec_drop(&amp;stmt_1, ("foo",)).is_err());</text:p>
      <text:p text:style-name="P3"/>
      <text:p text:style-name="P3"/>
      <text:p text:style-name="P11">Statement cache</text:p>
      <text:p text:style-name="P3"><text:span text:style-name="T2">Conn</text:span> will manage the cache of prepared statements on the client side, so subsequent calls to prepare with the same statement won't lead to a client-server roundtrip. Cache size for each connection is determined by the <text:span text:style-name="T2">stmt_cache_size</text:span> field of the <text:span text:style-name="T2">Opts</text:span> structure. Statements, that are out of this boundary will be closed in LRU order.</text:p>
      <text:p text:style-name="P3"><text:tab/>Statement cache is completely disabled if <text:span text:style-name="T2">stmt_cache_size</text:span> is zero.</text:p>
      <text:p text:style-name="P3"/>
      <text:p text:style-name="P2">Caveats:</text:p>
      <text:list xml:id="list130653376454324" text:continue-numbering="true" text:style-name="List_20_1">
        <text:list-item>
          <text:p text:style-name="P19">disabled statement cache means, that you have to close statements yourself using <text:span text:style-name="T2">Conn::close</text:span>, or they'll exhaust server limits/resources;</text:p>
        </text:list-item>
        <text:list-item>
          <text:p text:style-name="P20">you should be aware of the <text:span text:style-name="T2">max_prepared_stmt_count</text:span> option of the MySql server. If the number of active connections times the value of <text:span text:style-name="T2">stmt_cache_size</text:span> is greater, than you could receive an error while prepareing another statement.</text:p>
        </text:list-item>
      </text:list>
      <text:p text:style-name="P3"/>
      <text:p text:style-name="P3"/>
      <text:p text:style-name="P11">Named parameters</text:p>
      <text:p text:style-name="P3">MySql itself doesn't have named parameters support, so it's implemented on the client side. One should use <text:span text:style-name="T2">:name</text:span> as a placeholder syntax for a named parameter. Named parameters uses the following naming convention:</text:p>
      <text:list xml:id="list130653350465174" text:continue-numbering="true" text:style-name="List_20_1">
        <text:list-item>
          <text:p text:style-name="P26">parameter name must start with either <text:span text:style-name="T2">_</text:span> or <text:span text:style-name="T2">a..z</text:span></text:p>
        </text:list-item>
        <text:list-item>
          <text:p text:style-name="P26">parameter name may continue with <text:span text:style-name="T2">_</text:span>, <text:span text:style-name="T2">a..z</text:span> and <text:span text:style-name="T2">0..9</text:span></text:p>
        </text:list-item>
      </text:list>
      <text:p text:style-name="P3"/>
      <text:p text:style-name="P3">Named parameters may be repeated within the statement, e.g <text:span text:style-name="T2">SELECT :foo, :foo</text:span> will require a single named parameter <text:span text:style-name="T2">foo</text:span> that will be repeated on the corresponding positions during statement execution.</text:p>
      <text:p text:style-name="P3"><text:tab/>One should use the <text:span text:style-name="T2">params!</text:span> macro to build parameters for execution.</text:p>
      <text:p text:style-name="P3"/>
      <text:p text:style-name="P3"><text:span text:style-name="T1">Note:</text:span> Positional and named parameters can't be mixed within the single statement.</text:p>
      <text:p text:style-name="P3"/>
      <text:p text:style-name="P3">Examples:</text:p>
      <text:p text:style-name="P13">let pool = Pool::new(get_opts())?;</text:p>
      <text:p text:style-name="P13"/>
      <text:p text:style-name="P13">let mut conn = pool.get_conn()?;</text:p>
      <text:p text:style-name="P13">let stmt = conn.prep("SELECT :foo, :bar, :foo")?;</text:p>
      <text:p text:style-name="P13"/>
      <text:p text:style-name="P13">let foo = 42;</text:p>
      <text:p text:style-name="P13"/>
      <text:p text:style-name="P13">let val_13 = conn.exec_first(&amp;stmt, params! { "foo" =&gt; 13, "bar" =&gt; foo })?.unwrap();</text:p>
      <text:p text:style-name="P13">// Short syntax is available when param name is the same as variable name:</text:p>
      <text:p text:style-name="P13">let val_42 = conn.exec_first(&amp;stmt, params! { foo, "bar" =&gt; 13 })?.unwrap();</text:p>
      <text:p text:style-name="P13"/>
      <text:p text:style-name="P13">assert_eq!((foo, 13, foo), val_42);</text:p>
      <text:p text:style-name="P13">assert_eq!((13, foo, 13), val_13);</text:p>
      <text:p text:style-name="P3"/>
      <text:p text:style-name="P3"/>
      <text:p text:style-name="P11">Buffer pool</text:p>
      <text:p text:style-name="P3">Crate uses the global lock-free buffer pool for the purpose of IO and data serialization/deserialization, that helps to avoid allocations for basic scenarios. You can control it's characteristics using the following environment variables:</text:p>
      <text:p text:style-name="P3"/>
      <text:list xml:id="list130652829000109" text:continue-numbering="true" text:style-name="List_20_1">
        <text:list-item>
          <text:p text:style-name="P19"><text:span text:style-name="T2">RUST_MYSQL_BUFFER_POOL_CAP</text:span> (defaults to 128) – controls the pool capacity. Dropped buffer will be immediately deallocated if the pool is full. Set it to <text:span text:style-name="T2">0</text:span> to disable the pool at runtime.</text:p>
        </text:list-item>
        <text:list-item>
          <text:p text:style-name="P25"><text:span text:style-name="T2">RUST_MYSQL_BUFFER_SIZE_CAP</text:span> (defaults to 4MiB) – controls the maximum capacity of a buffer stored in the pool. Capacity of a dropped buffer will be shrunk to this value when buffer is returned to the pool.</text:p>
        </text:list-item>
      </text:list>
      <text:p text:style-name="P3">To completely disable the pool (say you are using jemalloc) please remove the <text:span text:style-name="T2">buffer-pool</text:span> feature from the set of default crate features.</text:p>
      <text:p text:style-name="P3"/>
      <text:p text:style-name="P3"/>
      <text:p text:style-name="P11"><text:span text:style-name="T4">BinQuery</text:span> and <text:span text:style-name="T4">BatchQuery</text:span> traits.</text:p>
      <text:p text:style-name="P3"><text:span text:style-name="T2">BinQuery</text:span> and <text:span text:style-name="T2">BatchQuery</text:span> traits covers the set of <text:span text:style-name="T2">Queryable::exec*</text:span> methods from the perspective of a query, i.e. <text:span text:style-name="T2">BinQuery</text:span> is something, that can be performed if suitable connection is given.</text:p>
      <text:p text:style-name="P3"><text:tab/>As with the <text:span text:style-name="T2">TextQuery</text:span> you can give away the connection and acquire <text:span text:style-name="T2">QueryResult</text:span> that satisfies <text:span text:style-name="T2">'static</text:span>.</text:p>
      <text:p text:style-name="P3"><text:tab/><text:span text:style-name="T2">BinQuery</text:span> is for prepared statements, and prepared statements requires a set of parameters, so <text:span text:style-name="T2">BinQuery</text:span> is implemented for <text:span text:style-name="T2">QueryWithParams</text:span> structure, that can be acquired, using <text:span text:style-name="T2">WithParams</text:span> trait.</text:p>
      <text:p text:style-name="P3"/>
      <text:p text:style-name="P9">Example:</text:p>
      <text:p text:style-name="P13">use mysql::*;</text:p>
      <text:p text:style-name="P13">use mysql::prelude::*;</text:p>
      <text:p text:style-name="P13"/>
      <text:p text:style-name="P13">let pool = Pool::new(get_opts())?;</text:p>
      <text:p text:style-name="P13"/>
      <text:p text:style-name="P13">let result: Option&lt;(u8, u8, u8)&gt; = "SELECT ?, ?, ?"</text:p>
      <text:p text:style-name="P13"><text:s text:c="4"/>.with((1, 2, 3)) // &lt;- WithParams::with will construct an instance of QueryWithParams</text:p>
      <text:p text:style-name="P13"><text:s text:c="4"/>.first(&amp;pool)?; <text:s/>// &lt;- QueryWithParams is executed on the given pool</text:p>
      <text:p text:style-name="P13"/>
      <text:p text:style-name="P13">assert_eq!(result.unwrap(), (1, 2, 3));</text:p>
      <text:p text:style-name="P3"/>
      <text:p text:style-name="P3">The <text:span text:style-name="T2">BatchQuery</text:span> trait is a helper for batch statement execution. It's implemented for <text:span text:style-name="T2">QueryWithParams</text:span> where parameters is an iterator over parameters:</text:p>
      <text:p text:style-name="P13">use mysql::*;</text:p>
      <text:p text:style-name="P13">use mysql::prelude::*;</text:p>
      <text:p text:style-name="P13"/>
      <text:p text:style-name="P13">let pool = Pool::new(get_opts())?;</text:p>
      <text:p text:style-name="P13">let mut conn = pool.get_conn()?;</text:p>
      <text:p text:style-name="P13"/>
      <text:p text:style-name="P13">"CREATE TEMPORARY TABLE batch (x INT)".run(&amp;mut conn)?;</text:p>
      <text:p text:style-name="P13">"INSERT INTO batch (x) VALUES (?)"</text:p>
      <text:p text:style-name="P13"><text:s text:c="4"/>.with((0..3).map(|x| (x,))) // &lt;- QueryWithParams constructed with an iterator</text:p>
      <text:p text:style-name="P13"><text:s text:c="4"/>.batch(&amp;mut conn)?; <text:s text:c="8"/>// &lt;- batch execution is preformed here</text:p>
      <text:p text:style-name="P13"/>
      <text:p text:style-name="P13">let result: Vec&lt;u8&gt; = "SELECT x FROM batch".fetch(conn)?;</text:p>
      <text:p text:style-name="P13"/>
      <text:p text:style-name="P13">assert_eq!(result, vec![0, 1, 2]);</text:p>
      <text:p text:style-name="P3"/>
      <text:p text:style-name="P3"/>
      <text:p text:style-name="P11">Queryable</text:p>
      <text:p text:style-name="P3">The <text:span text:style-name="T2">Queryable</text:span> trait defines common methods for <text:span text:style-name="T2">Conn</text:span>, <text:span text:style-name="T2">PooledConn</text:span> and <text:span text:style-name="T2">Transaction</text:span>. The set of basic methods consts of:</text:p>
      <text:list xml:id="list130653999307239" text:continue-numbering="true" text:style-name="List_20_1">
        <text:list-item>
          <text:p text:style-name="P19"><text:span text:style-name="T2">query_iter</text:span> - basic methods to execute text query and get <text:span text:style-name="T2">QueryResult</text:span>;</text:p>
        </text:list-item>
        <text:list-item>
          <text:p text:style-name="P20"><text:span text:style-name="T2">prep</text:span> - basic method to prepare a statement;</text:p>
        </text:list-item>
        <text:list-item>
          <text:p text:style-name="P20"><text:span text:style-name="T2">exec_iter</text:span> - basic method to execute statement and get <text:span text:style-name="T2">QueryResult</text:span>;</text:p>
        </text:list-item>
        <text:list-item>
          <text:p text:style-name="P20"><text:span text:style-name="T2">close</text:span> - basic method to close the statement;</text:p>
        </text:list-item>
      </text:list>
      <text:p text:style-name="P3"/>
      <text:p text:style-name="P3">The trait also defines the set of helper methods, that is based on basic methods. These methods will consume only the first result set, other result sets will be dropped:</text:p>
      <text:p text:style-name="P3"><text:span text:style-name="T2">{query|exec}</text:span> - to collect the result into a <text:span text:style-name="T2">Vec&lt;T: FromRow&gt;</text:span>;</text:p>
      <text:p text:style-name="P3"><text:span text:style-name="T2">{query|exec}_first</text:span> - to get the first <text:span text:style-name="T2">T: FromRow</text:span>, if any;</text:p>
      <text:p text:style-name="P3"><text:span text:style-name="T2">{query|exec}_map</text:span> - to map each <text:span text:style-name="T2">T: FromRow</text:span> to some <text:span text:style-name="T2">U</text:span>;</text:p>
      <text:p text:style-name="P3"><text:span text:style-name="T2">{query|exec}_fold</text:span> - to fold the set of <text:span text:style-name="T2">T: FromRow</text:span> to a single value;</text:p>
      <text:p text:style-name="P3"><text:span text:style-name="T2">{query|exec}_drop</text:span> - to immediately drop the result.</text:p>
      <text:p text:style-name="P3"/>
      <text:p text:style-name="P3">The trait also defines the <text:span text:style-name="T2">exec_batch</text:span> function, which is a helper for batch statement execution.</text:p>
      <text:p text:style-name="P3"/>
      <text:p text:style-name="P3"/>
      <text:p text:style-name="P11">SSL Support</text:p>
      <text:p text:style-name="P3">SSL support comes in two flavors:</text:p>
      <text:list xml:id="list2849992980" text:style-name="Numbering_20_123">
        <text:list-item>
          <text:p text:style-name="P27">Based on <text:span text:style-name="T1">native-tls</text:span> – this is the default option, that usually works without pitfalls.</text:p>
        </text:list-item>
        <text:list-item>
          <text:p text:style-name="P27">Based on <text:span text:style-name="T1">rustls</text:span> – TLS backend written in Rust. Please use the <text:span text:style-name="T2">rustls-tls</text:span> crate feature to enable it.</text:p>
        </text:list-item>
      </text:list>
      <text:p text:style-name="P7">Please also note a few things about <text:span text:style-name="T1">rustls</text:span>:</text:p>
      <text:list xml:id="list130653352546019" text:continue-list="list130653999307239" text:style-name="List_20_1">
        <text:list-item>
          <text:p text:style-name="P23">it will fail if you'll try to connect to the server by its IP address, hostname is required;</text:p>
        </text:list-item>
        <text:list-item>
          <text:p text:style-name="P22">it, most likely, won't work on windows, at least with default server certs, generated by the MySql installer.</text:p>
        </text:list-item>
      </text:list>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FreeSans" svg:font-family="FreeSans" style:font-family-generic="swiss"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7:31:48.272430944</meta:creation-date>
    <dc:date>2022-11-17T13:06:52.452588129</dc:date>
    <meta:editing-duration>PT3H28M42S</meta:editing-duration>
    <meta:editing-cycles>72</meta:editing-cycles>
    <meta:generator>LibreOffice/7.3.7.2$Linux_X86_64 LibreOffice_project/30$Build-2</meta:generator>
    <meta:document-statistic meta:table-count="0" meta:image-count="0" meta:object-count="0" meta:page-count="9" meta:paragraph-count="471" meta:word-count="3382" meta:character-count="23955" meta:non-whitespace-character-count="20183"/>
  </office:meta>
</office:document-meta>
</file>